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 table:number-columns-spanned="14" table:number-rows-spanned="1">
            <text:p>Loop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3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3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4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2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2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1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2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3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2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54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2" office:value-type="float" office:value="28" calcext:value-type="float">
            <text:p>28</text:p>
          </table:table-cell>
          <table:table-cell table:style-name="ce52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table:number-columns-spanned="13" table:number-rows-spanned="1"/>
          <table:covered-table-cell table:number-columns-repeated="12" table:style-name="ce2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5:32:35.057123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5T15:32:48.020642071</dc:date>
    <meta:editing-duration>PT28M58S</meta:editing-duration>
    <meta:editing-cycles>29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